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00" draw:textarea-horizontal-align="justify" draw:textarea-vertical-align="middle" draw:auto-grow-height="false" fo:min-height="1.73cm" fo:min-width="1.62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9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5.722cm" fo:min-width="16.872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-color="#ffffff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3cm" svg:height="2.8cm" svg:x="1.6cm" svg:y="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17.4cm" svg:height="18.2cm" svg:x="9.6cm" svg:y="1.4cm">
          <draw:text-box>
            <text:p text:style-name="P2"><text:span text:style-name="T1">En tant </text:span><text:span text:style-name="T1">qu’utilisateur je </text:span><text:span text:style-name="T1">veux :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Visualiser les 4 </text:span><text:span text:style-name="T2">établissements </text:span><text:span text:style-name="T2">sur la carte</text:span></text:p>
            <text:p text:style-name="P2"><text:span text:style-name="T2"/></text:p>
            <text:p text:style-name="P2"><text:span text:style-name="T2">Être rediriger sur </text:span><text:span text:style-name="T2">les sites des </text:span><text:span text:style-name="T2">différents </text:span><text:span text:style-name="T2">hôpitaux</text:span></text:p>
            <text:p text:style-name="P2"><text:span text:style-name="T2"/></text:p>
            <text:p text:style-name="P2"><text:span text:style-name="T2">Faire une </text:span><text:span text:style-name="T2">recherche par </text:span><text:span text:style-name="T2">offres de soin</text:span></text:p>
            <text:p text:style-name="P2"><text:span text:style-name="T2"/></text:p>
            <text:p text:style-name="P2"><text:span text:style-name="T2">Faire une </text:span><text:span text:style-name="T2">recherche par </text:span><text:span text:style-name="T2">localisation</text:span></text:p>
            <text:p text:style-name="P2"><text:span text:style-name="T2"/></text:p>
            <text:p text:style-name="P2"><text:span text:style-name="T2">Consulter la </text:span><text:span text:style-name="T2">carte de visite </text:span><text:span text:style-name="T2">des différents </text:span><text:span text:style-name="T2">hôpitaux</text:span></text:p>
            <text:p text:style-name="P2"><text:span text:style-name="T2"/></text:p>
            <text:p text:style-name="P2"><text:span text:style-name="T2">Consulter </text:span><text:span text:style-name="T2">l’annuaire des </text:span><text:span text:style-name="T2">médecins</text:span></text:p>
            <text:p text:style-name="P2"><text:span text:style-name="T2"/></text:p>
            <text:p text:style-name="P2"><text:span text:style-name="T2">Voir les offres </text:span><text:span text:style-name="T2">d’emploi</text:span></text:p>
            <text:p text:style-name="P2"><text:span text:style-name="T2"/></text:p>
            <text:p text:style-name="P2"><text:span text:style-name="T2">Accéder aux </text:span><text:span text:style-name="T2">appels d’offres</text:span></text:p>
            <text:p text:style-name="P2"><text:span text:style-name="T2"/></text:p>
            <text:p text:style-name="P2"><text:span text:style-name="T2">Consulter les </text:span><text:span text:style-name="T2">mentions légales</text:span></text:p>
            <text:p/>
            <text:p/>
          </draw:text-box>
        </draw:frame>
        <draw:line draw:style-name="gr3" draw:text-style-name="P4" draw:layer="layout" svg:x1="3cm" svg:y1="9.2cm" svg:x2="3cm" svg:y2="11.8cm">
          <text:p/>
        </draw:line>
        <draw:line draw:style-name="gr3" draw:text-style-name="P4" draw:layer="layout" svg:x1="4.2cm" svg:y1="9.4cm" svg:x2="3cm" svg:y2="10.8cm">
          <text:p/>
        </draw:line>
        <draw:line draw:style-name="gr3" draw:text-style-name="P4" draw:layer="layout" svg:x1="1.8cm" svg:y1="9.4cm" svg:x2="3cm" svg:y2="10.8cm">
          <text:p/>
        </draw:line>
        <draw:line draw:style-name="gr3" draw:text-style-name="P4" draw:layer="layout" svg:x1="4.2cm" svg:y1="13.4cm" svg:x2="3cm" svg:y2="11.8cm">
          <text:p/>
        </draw:line>
        <draw:line draw:style-name="gr3" draw:text-style-name="P4" draw:layer="layout" svg:x1="1.8cm" svg:y1="13.4cm" svg:x2="3cm" svg:y2="11.8cm">
          <text:p/>
        </draw:line>
        <draw:line draw:style-name="gr4" draw:text-style-name="P4" draw:layer="layout" svg:x1="5cm" svg:y1="7.4cm" svg:x2="9.2cm" svg:y2="5.6cm">
          <text:p/>
        </draw:line>
        <draw:line draw:style-name="gr4" draw:text-style-name="P4" draw:layer="layout" svg:x1="5cm" svg:y1="7.4cm" svg:x2="9.6cm" svg:y2="6.8cm">
          <text:p/>
        </draw:line>
        <draw:line draw:style-name="gr4" draw:text-style-name="P4" draw:layer="layout" svg:x1="5.2cm" svg:y1="7.4cm" svg:x2="9.4cm" svg:y2="8cm">
          <text:p/>
        </draw:line>
        <draw:line draw:style-name="gr4" draw:text-style-name="P4" draw:layer="layout" svg:x1="5cm" svg:y1="7.4cm" svg:x2="9.6cm" svg:y2="9cm">
          <text:p/>
        </draw:line>
        <draw:line draw:style-name="gr4" draw:text-style-name="P4" draw:layer="layout" svg:x1="4.8cm" svg:y1="13cm" svg:x2="9.4cm" svg:y2="12.8cm">
          <text:p/>
        </draw:line>
        <draw:line draw:style-name="gr4" draw:text-style-name="P4" draw:layer="layout" svg:x1="5cm" svg:y1="7.4cm" svg:x2="9.6cm" svg:y2="11cm">
          <text:p/>
        </draw:line>
        <draw:line draw:style-name="gr4" draw:text-style-name="P4" draw:layer="layout" svg:x1="4.8cm" svg:y1="13cm" svg:x2="9.2cm" svg:y2="14cm">
          <text:p/>
        </draw:line>
        <draw:line draw:style-name="gr4" draw:text-style-name="P4" draw:layer="layout" svg:x1="4.8cm" svg:y1="13cm" svg:x2="9.2cm" svg:y2="15.2cm">
          <text:p/>
        </draw:line>
        <draw:line draw:style-name="gr4" draw:text-style-name="P4" draw:layer="layout" svg:x1="4.8cm" svg:y1="13cm" svg:x2="9.2cm" svg:y2="17.2cm">
          <text:p/>
        </draw:line>
        <draw:custom-shape draw:style-name="gr5" draw:text-style-name="P4" draw:layer="layout" svg:width="17.4cm" svg:height="16cm" svg:x="9.6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1cm" svg:height="1.038cm" svg:x="0.6cm" svg:y="0.562cm">
          <draw:text-box>
            <text:p text:style-name="P5"><text:span text:style-name="T2">USE CAS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2" draw:text-style-name="P3" draw:layer="layout" svg:width="17.4cm" svg:height="18.2cm" svg:x="5.4cm" svg:y="2.4cm">
          <draw:text-box>
            <text:p text:style-name="P2"><text:span text:style-name="T1">En tant </text:span><text:span text:style-name="T1">qu’utilisateu</text:span><text:span text:style-name="T1">r je </text:span><text:span text:style-name="T1">veux pouvoir</text:span><text:span text:style-name="T1"> :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Visualiser les </text:span><text:span text:style-name="T2">4 </text:span><text:span text:style-name="T2">établissement</text:span><text:span text:style-name="T2">s sur la carte</text:span></text:p>
            <text:p text:style-name="P2"><text:span text:style-name="T2"/></text:p>
            <text:p text:style-name="P2"><text:span text:style-name="T2">Être rediriger </text:span><text:span text:style-name="T2">sur les sites </text:span><text:span text:style-name="T2">des différents </text:span><text:span text:style-name="T2">hôpitaux</text:span></text:p>
            <text:p text:style-name="P2"><text:span text:style-name="T2"/></text:p>
            <text:p text:style-name="P2"><text:span text:style-name="T2">Faire une </text:span><text:span text:style-name="T2">recherche par </text:span><text:span text:style-name="T2">offres de soin</text:span></text:p>
            <text:p text:style-name="P2"><text:span text:style-name="T2"/></text:p>
            <text:p text:style-name="P2"><text:span text:style-name="T2">Faire une </text:span><text:span text:style-name="T2">recherche par </text:span><text:span text:style-name="T2">localisation</text:span></text:p>
            <text:p text:style-name="P2"><text:span text:style-name="T2"/></text:p>
            <text:p text:style-name="P2"><text:span text:style-name="T2">Consulter la </text:span><text:span text:style-name="T2">carte de visite </text:span><text:span text:style-name="T2">des différents </text:span><text:span text:style-name="T2">hôpitaux</text:span></text:p>
            <text:p text:style-name="P2"><text:span text:style-name="T2"/></text:p>
            <text:p text:style-name="P2"><text:span text:style-name="T2">Consulter </text:span><text:span text:style-name="T2">l’annuaire des </text:span><text:span text:style-name="T2">médecins</text:span></text:p>
            <text:p text:style-name="P2"><text:span text:style-name="T2"/></text:p>
            <text:p text:style-name="P2"><text:span text:style-name="T2">Voir les offres </text:span><text:span text:style-name="T2">d’emploi</text:span></text:p>
            <text:p text:style-name="P2"><text:span text:style-name="T2"/></text:p>
            <text:p text:style-name="P2"><text:span text:style-name="T2">Accéder aux </text:span><text:span text:style-name="T2">appels </text:span><text:span text:style-name="T2">d’offres</text:span></text:p>
            <text:p text:style-name="P2"><text:span text:style-name="T2"/></text:p>
            <text:p text:style-name="P2"><text:span text:style-name="T2">Consulter les </text:span><text:span text:style-name="T2">mentions </text:span><text:span text:style-name="T2">légales</text:span></text:p>
            <text:p/>
            <text:p/>
          </draw:text-box>
        </draw:frame>
        <draw:frame draw:style-name="gr8" draw:text-style-name="P6" draw:layer="layout" svg:width="17.8cm" svg:height="1.038cm" svg:x="5.4cm" svg:y="0.362cm">
          <draw:text-box>
            <text:p text:style-name="P5"><text:span text:style-name="T2">USER </text:span><text:span text:style-name="T2">STORIE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1:03:17.390851623</meta:creation-date>
    <dc:date>2018-03-26T11:45:02.943754486</dc:date>
    <meta:editing-duration>PT31M2S</meta:editing-duration>
    <meta:editing-cycles>2</meta:editing-cycles>
    <meta:generator>LibreOffice/5.1.6.2$Linux_X86_64 LibreOffice_project/10m0$Build-2</meta:generator>
    <meta:document-statistic meta:object-count="45"/>
  </office:meta>
</office:document-meta>
</file>